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D0000007AF69530F4.png" manifest:media-type="image/png"/>
  <manifest:file-entry manifest:full-path="Pictures/10000001000004770000007C1C9963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style:font-name="Arial" officeooo:rsid="00169eed" officeooo:paragraph-rsid="00169eed"/>
    </style:style>
    <style:style style:name="P2" style:family="paragraph" style:parent-style-name="Standard">
      <style:paragraph-properties fo:line-height="150%"/>
      <style:text-properties style:font-name="Arial" fo:font-weight="bold" officeooo:rsid="00148c24" officeooo:paragraph-rsid="00148c24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Arial" officeooo:rsid="00158ed6" officeooo:paragraph-rsid="00158ed6"/>
    </style:style>
    <style:style style:name="P4" style:family="paragraph" style:parent-style-name="Standard">
      <style:paragraph-properties fo:line-height="150%"/>
      <style:text-properties style:font-name="Arial" officeooo:rsid="00148c24" officeooo:paragraph-rsid="00148c24"/>
    </style:style>
    <style:style style:name="P5" style:family="paragraph" style:parent-style-name="Standard">
      <style:paragraph-properties fo:line-height="150%"/>
      <style:text-properties style:font-name="Arial" officeooo:rsid="00148c24" officeooo:paragraph-rsid="00158ed6"/>
    </style:style>
    <style:style style:name="P6" style:family="paragraph" style:parent-style-name="Standard">
      <style:paragraph-properties fo:line-height="150%"/>
      <style:text-properties style:font-name="Arial" officeooo:rsid="00148c24" officeooo:paragraph-rsid="0017aa68"/>
    </style:style>
    <style:style style:name="P7" style:family="paragraph" style:parent-style-name="Standard">
      <style:paragraph-properties fo:line-height="150%"/>
      <style:text-properties style:font-name="Arial" officeooo:rsid="00190ba6" officeooo:paragraph-rsid="00190ba6"/>
    </style:style>
    <style:style style:name="P8" style:family="paragraph" style:parent-style-name="Standard">
      <style:paragraph-properties fo:line-height="150%"/>
      <style:text-properties style:font-name="Arial" officeooo:rsid="00193129" officeooo:paragraph-rsid="00193129"/>
    </style:style>
    <style:style style:name="P9" style:family="paragraph" style:parent-style-name="Standard">
      <style:paragraph-properties fo:line-height="150%"/>
      <style:text-properties officeooo:rsid="00169eed" officeooo:paragraph-rsid="00169eed"/>
    </style:style>
    <style:style style:name="P10" style:family="paragraph" style:parent-style-name="Heading_20_1">
      <style:text-properties style:font-name="Arial"/>
    </style:style>
    <style:style style:name="P11" style:family="paragraph" style:parent-style-name="Heading_20_1">
      <style:text-properties style:font-name="Arial" officeooo:rsid="00158ed6"/>
    </style:style>
    <style:style style:name="P12" style:family="paragraph" style:parent-style-name="Heading_20_2">
      <style:text-properties style:font-name="Arial" officeooo:rsid="00190ba6" officeooo:paragraph-rsid="00190ba6"/>
    </style:style>
    <style:style style:name="P13" style:family="paragraph" style:parent-style-name="Heading_20_2">
      <style:text-properties style:font-name="Arial" officeooo:rsid="00148c24" officeooo:paragraph-rsid="00169eed"/>
    </style:style>
    <style:style style:name="P14" style:family="paragraph" style:parent-style-name="Heading_20_2">
      <style:text-properties style:font-name="Arial" officeooo:rsid="00158ed6"/>
    </style:style>
    <style:style style:name="T1" style:family="text">
      <style:text-properties officeooo:rsid="00190ba6"/>
    </style:style>
    <style:style style:name="T2" style:family="text">
      <style:text-properties officeooo:rsid="001af28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4.<text:span text:style-name="T1">10</text:span> – Implementar programa básico de inserción<text:tab/><text:tab/><text:tab/><text:span text:style-name="T2">13</text:span>/02/2025</text:p>
      <text:p text:style-name="P2">Rubén Agra Casal</text:p>
      <text:p text:style-name="P2"/>
      <text:p text:style-name="P7">Como se ha mencionado en la tarea 4.8, podremos tanto insertar como hacer consultas de 2 maneras diferentes, usando anotaciones con JPA (EntityManager) y usando archivos XML (SessionFactory).</text:p>
      <text:h text:style-name="P10" text:outline-level="1">1. Utilizando XML <text:span text:style-name="T1">(SessionFactory)</text:span></text:h>
      <text:h text:style-name="P12" text:outline-level="2">1.1 Creación de sentencias </text:h>
      <text:p text:style-name="P7">Para crear sentencias utilizando XML, deberemos utilizar SessionFactory (tal y como se vió en la tarea 4.8) que dispondrá de un método llamado .createQuery(). Este método pedirá la propia sentencia (un String) y la clase Java a la que pertenece.</text:p>
      <text:p text:style-name="P7"/>
      <text:p text:style-name="P7">Podríamos hacerlo de la siguiente manera: </text:p>
      <text:p text:style-name="P7"><draw:frame draw:style-name="fr1" draw:name="Marco1" text:anchor-type="as-char" svg:width="17cm" draw:z-index="0"><draw:text-box fo:min-height="2.096cm"><text:p text:style-name="Figure"><draw:frame draw:style-name="fr2" draw:name="Imagen1" text:anchor-type="paragraph" svg:width="17cm" style:rel-width="100%" svg:height="2.096cm" style:rel-height="scale" draw:z-index="1"><draw:image xlink:href="Pictures/10000001000003DD0000007AF69530F4.png" xlink:type="simple" xlink:show="embed" xlink:actuate="onLoad" draw:mime-type="image/png"/></draw:frame>Figura <text:sequence text:ref-name="refFigure0" text:name="Figure" text:formula="ooow:Figure+1" style:num-format="1">1</text:sequence>: Consulta utilizando XML</text:p></draw:text-box></draw:frame></text:p>
      <text:p text:style-name="P7">De esta manera guardaremos los resultados en una Lista o List con el método .list(). </text:p>
      <text:p text:style-name="P7">Luego tendremos los valores guardados en la variable y podremos imprimirlo como queramos en Java.</text:p>
      <text:p text:style-name="P7"/>
      <text:h text:style-name="Heading_20_1" text:outline-level="1">2. Utilizando anotaciones JPA (EntityManager)</text:h>
      <text:h text:style-name="Heading_20_2" text:outline-level="2">2.1 Creación de sentencias</text:h>
      <text:p text:style-name="P8">Si usamos anotaciones JPA el procedimiento será muy similar al anterior. EntityManager también dispone de un método .createQuery() y en vez de .list() para obtener los resultados deberemos utilizar .getResultList().</text:p>
      <text:p text:style-name="P8"><draw:frame draw:style-name="fr1" draw:name="Marco2" text:anchor-type="as-char" svg:width="17cm" draw:z-index="2"><draw:text-box fo:min-height="1.843cm"><text:p text:style-name="Figure"><draw:frame draw:style-name="fr2" draw:name="Imagen2" text:anchor-type="paragraph" svg:width="17cm" style:rel-width="100%" svg:height="1.843cm" style:rel-height="scale" draw:z-index="3"><draw:image xlink:href="Pictures/10000001000004770000007C1C99631B.png" xlink:type="simple" xlink:show="embed" xlink:actuate="onLoad" draw:mime-type="image/png"/></draw:frame>Figura <text:sequence text:ref-name="refFigure1" text:name="Figure" text:formula="ooow:Figure+1" style:num-format="1">2</text:sequence>: Consulta utilizando anotaciones JPA</text:p></draw:text-box></draw:frame><text:s/></text:p>
      <text:p text:style-name="P4"/>
      <text:p text:style-name="P4"/>
      <text:p text:style-name="P4"><text:soft-page-break/></text:p>
      <text:h text:style-name="P13" text:outline-level="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1" text:outline-level="1"/>
      <text:p text:style-name="P3"/>
      <text:h text:style-name="P14" text:outline-level="2"/>
      <text:p text:style-name="P3"/>
      <text:p text:style-name="P3"/>
      <text:p text:style-name="P3"/>
      <text:h text:style-name="P14" text:outline-level="2"/>
      <text:p text:style-name="P3"/>
      <text:p text:style-name="P5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/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8:31:59.285000000</meta:creation-date>
    <dc:date>2025-02-13T18:29:06.214000000</dc:date>
    <meta:editing-duration>PT27M58S</meta:editing-duration>
    <meta:editing-cycles>5</meta:editing-cycles>
    <meta:generator>LibreOffice/24.2.3.2$Windows_X86_64 LibreOffice_project/433d9c2ded56988e8a90e6b2e771ee4e6a5ab2ba</meta:generator>
    <meta:print-date>2025-02-13T18:20:45.314000000</meta:print-date>
    <meta:printed-by>Archivos PDF</meta:printed-by>
    <meta:document-statistic meta:table-count="0" meta:image-count="2" meta:object-count="0" meta:page-count="4" meta:paragraph-count="17" meta:word-count="172" meta:character-count="1164" meta:non-whitespace-character-count="998"/>
  </office:meta>
</office:document-meta>
</file>